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C6000000913D5C97D96F25C5E8.jpg" manifest:media-type="image/jpeg"/>
  <manifest:file-entry manifest:full-path="Pictures/10000000000000C8000000B4C69FCD7DE6148FB5.jpg" manifest:media-type="image/jpeg"/>
  <manifest:file-entry manifest:full-path="Pictures/10000000000003C9000001E7BDE8E7A8DC5139F2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Arial3" svg:font-family="Arial"/>
    <style:font-face style:name="Courier New2" svg:font-family="'Courier New'" style:font-family-generic="modern"/>
    <style:font-face style:name="Palatino" svg:font-family="Palatino, 'Book Antiqua'" style:font-family-generic="roman"/>
    <style:font-face style:name="Arial5" svg:font-family="Arial" style:font-family-generic="swiss"/>
    <style:font-face style:name="Arial2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alatino1" svg:font-family="Palatino, 'Book Antiqua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Verdana1" svg:font-family="Verdana" style:font-family-generic="swiss" style:font-pitch="variable"/>
    <style:font-face style:name="Arial4" svg:font-family="Arial" style:font-family-generic="system" style:font-pitch="variable"/>
    <style:font-face style:name="Courier New3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Palatino2" svg:font-family="Palatino, 'Book Antiqua'" style:font-family-generic="system" style:font-pitch="variable"/>
    <style:font-face style:name="Segoe UI" svg:font-family="'Segoe UI'" style:font-family-generic="system" style:font-pitch="variable"/>
    <style:font-face style:name="Symbol2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_30_1_5f_Titl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_30_1_5f_Title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_30_1_5f_Title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_30_1_5f_Title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_30_1_5f_Titl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_30_2_5f_1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pr7" style:family="presentation" style:parent-style-name="_30_2_5f_1Column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.1cm" fo:padding-left="0cm" fo:padding-right="0cm" fo:wrap-option="wrap"/>
      <style:paragraph-properties style:writing-mode="lr-tb"/>
    </style:style>
    <style:style style:name="pr8" style:family="presentation" style:parent-style-name="_30_2_5f_1Column-notes">
      <style:graphic-properties draw:fill-color="#ffffff" fo:min-height="13.364cm"/>
      <style:paragraph-properties style:writing-mode="lr-tb"/>
    </style:style>
    <style:style style:name="pr9" style:family="presentation" style:parent-style-name="_31_2_5f_End_5f_Slide-title" style:list-style-name="L6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pr10" style:family="presentation" style:parent-style-name="_31_2_5f_End_5f_Slide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_31_2_5f_End_5f_Slide-backgroundobjects" style:list-style-name="L7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_31_2_5f_End_5f_Slide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_31_2_5f_End_5f_Slid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top="0cm" fo:margin-bottom="0cm" fo:line-height="1.94cm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55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.6999998092651pt" style:font-size-asian="14pt" style:font-size-complex="14pt" fo:hyphenate="fals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.6999998092651pt" style:font-size-asian="14pt" style:font-size-complex="14pt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.19999980926514pt" style:font-size-asian="14pt" style:font-size-complex="14pt" fo:hyphenate="fals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9.19999980926514pt" style:font-size-asian="14pt" style:font-size-complex="14pt" fo:hyphenate="false"/>
    </style:style>
    <style:style style:name="P7" style:family="paragraph">
      <style:paragraph-properties fo:margin-left="0cm" fo:margin-right="0cm" fo:margin-top="0cm" fo:margin-bottom="0cm" fo:line-height="0.741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margin-top="0cm" fo:margin-bottom="0cm" fo:line-height="1.376cm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P12" style:family="paragraph">
      <style:paragraph-properties fo:margin-left="0cm" fo:margin-right="0cm" fo:margin-top="0.282cm" fo:margin-bottom="0cm" fo:line-height="0.776cm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loext:graphic-properties draw:fill="none"/>
      <style:paragraph-properties fo:margin-top="0cm" fo:margin-bottom="0cm" fo:line-height="1.693cm" fo:text-align="start" style:punctuation-wrap="hanging" style:writing-mode="lr-tb" style:font-independent-line-spacing="true"/>
      <style:text-properties fo:font-variant="normal" fo:text-transform="none" fo:color="#0079c2" style:text-line-through-style="none" style:text-line-through-type="none" style:text-position="0% 100%" style:font-name="Arial3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 fo:hyphenate="false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variant="normal" fo:text-transform="none" fo:color="#8baddc" style:text-line-through-style="none" style:text-line-through-type="none" style:text-position="0% 100%" style:font-name="Arial3" fo:font-size="10pt" fo:letter-spacing="normal" fo:language="en" fo:country="FI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P1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.19999980926514pt" style:font-size-asian="14pt" style:font-size-complex="14pt" fo:hyphenate="false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9.19999980926514pt" style:font-size-asian="14pt" style:font-size-complex="14pt"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3" fo:font-size="55pt" fo:letter-spacing="normal" fo:language="en" fo:country="GB" fo:font-style="normal" style:text-underline-style="none" fo:font-weight="bold" style:font-size-asian="55pt" style:font-style-asian="normal" style:font-weight-asian="bold" style:font-size-complex="55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3" fo:font-size="16pt" fo:letter-spacing="normal" fo:language="fi" fo:country="FI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8baddc" style:text-line-through-style="none" style:text-line-through-type="none" style:text-position="0% 100%" style:font-name="Arial3" fo:font-size="10pt" fo:letter-spacing="normal" fo:language="en" fo:country="GB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3" fo:font-size="20pt" fo:letter-spacing="normal" fo:language="en" fo:country="GB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variant="normal" fo:text-transform="none" fo:color="#0079c2" style:text-line-through-style="none" style:text-line-through-type="none" style:text-position="0% 100%" style:font-name="Arial3" fo:font-size="36pt" fo:letter-spacing="normal" fo:language="fi" fo:country="FI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3" fo:letter-spacing="normal" fo:language="fi" fo:country="FI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fo:color="#8baddc" style:text-line-through-style="none" style:text-line-through-type="none" style:text-position="0% 100%" style:font-name="Arial3" fo:font-size="10pt" fo:letter-spacing="normal" fo:language="fi" fo:country="FI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8badd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001cm" text:min-label-width="0.599cm"/>
        <style:text-properties style:font-name="Wingdings2" fo:color="#8badd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0_1_5f_Title" presentation:presentation-page-layout-name="AL1T0">
        <draw:frame draw:name="Title 1" presentation:style-name="pr1" draw:text-style-name="P2" draw:layer="layout" svg:width="25.548cm" svg:height="4.615cm" svg:x="1.265cm" svg:y="4.525cm" presentation:class="title" presentation:user-transformed="true">
          <draw:text-box>
            <text:p text:style-name="P1"><text:span text:style-name="T1">Tietokantahallinta</text:span></text:p>
          </draw:text-box>
        </draw:frame>
        <draw:frame draw:name="Date Placeholder 6" presentation:style-name="pr2" draw:text-style-name="P4" draw:layer="layout" svg:width="6.959cm" svg:height="0.931cm" svg:x="1.264cm" svg:y="11.615cm" presentation:class="date-time" presentation:user-transformed="true">
          <draw:text-box>
            <text:p text:style-name="P3"><text:span text:style-name="T2"><text:date style:data-style-name="D4" text:date-value="2024-03-19">19.03.2024</text:date></text:span></text:p>
          </draw:text-box>
        </draw:frame>
        <draw:frame draw:name="Footer Placeholder 7" presentation:style-name="pr3" draw:text-style-name="P6" draw:layer="layout" svg:width="21.183cm" svg:height="0.931cm" svg:x="1.264cm" svg:y="16.046cm" presentation:class="footer" presentation:user-transformed="true">
          <draw:text-box>
            <text:p text:style-name="P5"><text:span text:style-name="T3">Sauli Isonikkilä</text:span></text:p>
          </draw:text-box>
        </draw:frame>
        <draw:frame draw:name="Text Placeholder 2" presentation:style-name="pr4" draw:text-style-name="P8" draw:layer="layout" svg:width="25.549cm" svg:height="1.483cm" svg:x="1.264cm" svg:y="10.092cm" presentation:class="outline" presentation:user-transformed="true">
          <draw:text-box>
            <text:p text:style-name="P7"><text:span text:style-name="T4">Viikko 06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_30_2_5f_1Column">
        <draw:frame draw:name="Title 7_7" presentation:style-name="pr6" draw:text-style-name="P11" draw:layer="layout" svg:width="25.549cm" svg:height="3.123cm" svg:x="1.265cm" svg:y="1.402cm" presentation:class="title" presentation:user-transformed="true">
          <draw:text-box>
            <text:p text:style-name="P10"><text:span text:style-name="T5">Tietokantojen ylläpito</text:span></text:p>
          </draw:text-box>
        </draw:frame>
        <draw:frame draw:name="Content Placeholder 8_7" presentation:style-name="pr7" draw:text-style-name="P13" draw:layer="layout" svg:width="25.549cm" svg:height="11.2cm" svg:x="1.266cm" svg:y="4.4cm" presentation:class="outline" presentation:user-transformed="true">
          <draw:text-box>
            <text:list text:style-name="L5">
              <text:list-item>
                <text:p text:style-name="P12"><text:span text:style-name="T6">Tietokantojen ylläpidossa on otettava huomioon seuraavat asiat</text:span></text:p>
              </text:list-item>
              <text:list-item>
                <text:p text:style-name="P12"><text:span text:style-name="T6">Palvelin tietokoneiden sijoituspaikka, varajärjestelmät, tietoturva. Miten ne kannattaa järjestellä?</text:span></text:p>
              </text:list-item>
              <text:list-item>
                <text:p text:style-name="P12"><text:span text:style-name="T6">Tietokantojen taulujen eheytystarpeen seuranta ja eheyttäminen. Miten se tehdään?</text:span></text:p>
              </text:list-item>
              <text:list-item>
                <text:p text:style-name="P12"><text:span text:style-name="T6">Mitä Windows Performance Monitor:illa voi tehdä?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_31_2_5f_End_5f_Slide">
        <draw:frame draw:name="Title 1" presentation:style-name="pr9" draw:text-style-name="P15" draw:layer="layout" svg:width="12.898cm" svg:height="3.228cm" svg:x="13.999cm" svg:y="7.135cm" presentation:class="title" presentation:placeholder="true" presentation:user-transformed="true">
          <draw:text-box/>
        </draw:frame>
        <draw:frame draw:name="Date Placeholder 2" presentation:style-name="pr10" draw:text-style-name="P6" draw:layer="layout" svg:width="4.28cm" svg:height="0.931cm" svg:x="1.264cm" svg:y="16.046cm" presentation:class="date-time" presentation:user-transformed="true">
          <draw:text-box>
            <text:p text:style-name="P5"><text:span text:style-name="T7"><text:date style:data-style-name="D4" text:date-value="2024-03-19">19.03.2024</text:date></text:span></text:p>
          </draw:text-box>
        </draw:frame>
        <draw:frame draw:name="Footer Placeholder 3" presentation:style-name="pr11" draw:text-style-name="P16" draw:layer="layout" svg:width="16.902cm" svg:height="0.931cm" svg:x="5.546cm" svg:y="16.046cm" presentation:class="footer" presentation:user-transformed="true">
          <draw:text-box>
            <text:p/>
          </draw:text-box>
        </draw:frame>
        <draw:frame draw:name="Slide Number Placeholder 4" presentation:style-name="pr12" draw:text-style-name="P18" draw:layer="layout" svg:width="7.106cm" svg:height="0.931cm" svg:x="19.707cm" svg:y="16.046cm" presentation:class="page-number" presentation:user-transformed="true">
          <draw:text-box>
            <text:p text:style-name="P17"><text:span text:style-name="T3"><text:page-number>&lt;numero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1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Arial3" svg:font-family="Arial"/>
    <style:font-face style:name="Courier New2" svg:font-family="'Courier New'" style:font-family-generic="modern"/>
    <style:font-face style:name="Palatino" svg:font-family="Palatino, 'Book Antiqua'" style:font-family-generic="roman"/>
    <style:font-face style:name="Arial5" svg:font-family="Arial" style:font-family-generic="swiss"/>
    <style:font-face style:name="Arial2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alatino1" svg:font-family="Palatino, 'Book Antiqua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Verdana1" svg:font-family="Verdana" style:font-family-generic="swiss" style:font-pitch="variable"/>
    <style:font-face style:name="Arial4" svg:font-family="Arial" style:font-family-generic="system" style:font-pitch="variable"/>
    <style:font-face style:name="Courier New3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Palatino2" svg:font-family="Palatino, 'Book Antiqua'" style:font-family-generic="system" style:font-pitch="variable"/>
    <style:font-face style:name="Segoe UI" svg:font-family="'Segoe UI'" style:font-family-generic="system" style:font-pitch="variable"/>
    <style:font-face style:name="Symbol2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  <style:font-face style:name="Wingdings3" svg:font-family="Wingding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i_20_ilman_20_täyttöä_20_ja_20_viivaa" style:display-name="Objekti ilman täyttöä ja viiva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fo:text-align="start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style:font-name-asian="Arial1" style:font-family-asian="Arial" style:font-family-generic-asian="swiss" style:font-pitch-asian="variable" style:font-size-asian="12pt" style:language-asian="zh" style:country-asian="CN"/>
    </style:style>
    <style:style style:name="Otsikko_20_1" style:display-name="Otsikko 1" style:family="graphic">
      <style:paragraph-properties fo:margin-top="0.062cm" fo:margin-bottom="0.374cm" fo:text-align="start" style:text-autospace="none" style:writing-mode="lr-tb"/>
      <style:text-properties fo:color="#3f4c98" style:font-name="Arial1" fo:font-family="Arial" style:font-family-generic="swiss" style:font-pitch="variable" fo:font-size="16pt" fo:language="fi" fo:country="FI" fo:font-weight="bold" style:letter-kerning="true" style:font-name-asian="Arial1" style:font-family-asian="Arial" style:font-family-generic-asian="swiss" style:font-pitch-asian="variable" style:font-size-asian="16pt" style:language-asian="ar" style:country-asian="SA" style:font-weight-asian="bold"/>
    </style:style>
    <style:style style:name="Otsikko_20_2" style:display-name="Otsikko 2" style:family="graphic">
      <style:paragraph-properties fo:margin-top="0.746cm" fo:margin-bottom="0.187cm" fo:text-align="start" style:text-autospace="none" style:writing-mode="lr-tb"/>
      <style:text-properties style:use-window-font-color="true" style:font-name="Arial1" fo:font-family="Arial" style:font-family-generic="swiss" style:font-pitch="variable" fo:font-size="14pt" fo:language="fi" fo:country="FI" fo:font-style="italic" fo:font-weight="bold" style:font-name-asian="Arial1" style:font-family-asian="Arial" style:font-family-generic-asian="swiss" style:font-pitch-asian="variable" style:font-size-asian="14pt" style:language-asian="ar" style:country-asian="SA" style:font-style-asian="italic" style:font-weight-asian="bold"/>
    </style:style>
    <style:style style:name="Otsikko_20_3" style:display-name="Otsikko 3" style:family="graphic">
      <style:paragraph-properties fo:margin-top="0.746cm" fo:margin-bottom="0.187cm" fo:text-align="start" style:text-autospace="none" style:writing-mode="lr-tb"/>
      <style:text-properties style:use-window-font-color="true" style:font-name="Arial1" fo:font-family="Arial" style:font-family-generic="swiss" style:font-pitch="variable" fo:font-size="10pt" fo:language="none" fo:country="none" fo:font-weight="bold" style:font-name-asian="Arial1" style:font-family-asian="Arial" style:font-family-generic-asian="swiss" style:font-pitch-asian="variable" style:font-size-asian="13pt" style:language-asian="ar" style:country-asian="SA" style:font-weight-asian="bold"/>
    </style:style>
    <style:style style:name="SC.9.303106" style:family="graphic">
      <style:paragraph-properties style:text-autospace="none"/>
      <style:text-properties fo:color="#000000" style:font-name-asian="Palatino" style:font-family-asian="Palatino, 'Book Antiqua'" style:font-family-generic-asian="roman" style:font-size-asian="10pt"/>
    </style:style>
    <style:style style:name="Painotus" style:family="graphic">
      <style:paragraph-properties style:text-autospace="none"/>
      <style:text-properties fo:font-style="italic" style:font-style-asian="italic" style:font-style-complex="italic"/>
    </style:style>
    <style:style style:name="Normal_20_Indent_20_Char" style:display-name="Normal Indent Char" style:family="graphic">
      <style:paragraph-properties style:text-autospace="none"/>
      <style:text-properties fo:font-size="12pt" fo:language="fi" fo:country="FI" style:font-size-asian="12pt" style:language-asian="ar" style:country-asian="SA" style:font-size-complex="12pt" style:language-complex="ar" style:country-complex="SA"/>
    </style:style>
    <style:style style:name="Footer_20_Char" style:display-name="Footer Char" style:family="graphic">
      <style:paragraph-properties style:text-autospace="none"/>
      <style:text-properties fo:font-size="12pt" fo:language="fi" fo:country="FI" style:font-size-asian="12pt" style:language-asian="ar" style:country-asian="SA" style:font-size-complex="12pt" style:language-complex="ar" style:country-complex="SA"/>
    </style:style>
    <style:style style:name="Otsikko_20_3_20__2b__20_10_20_pt_20_Char" style:display-name="Otsikko 3 + 10 pt Char" style:family="graphic">
      <style:paragraph-properties style:text-autospace="none"/>
      <style:text-properties style:font-name="Arial1" fo:font-family="Arial" style:font-family-generic="swiss" style:font-pitch="variable" fo:language="none" fo:country="none" fo:font-weight="bold" style:font-name-asian="Arial1" style:font-family-asian="Arial" style:font-family-generic-asian="swiss" style:font-pitch-asian="variable" style:font-size-asian="13pt" style:font-weight-asian="bold"/>
    </style:style>
    <style:style style:name="Style_20_Heading_20_3_20__2b__20_10_20_pt_20_Char" style:display-name="Style Heading 3 + 10 pt Char" style:family="graphic">
      <style:paragraph-properties style:text-autospace="none"/>
      <style:text-properties style:font-name="Arial1" fo:font-family="Arial" style:font-family-generic="swiss" style:font-pitch="variable" fo:font-weight="bold" style:font-name-asian="Arial1" style:font-family-asian="Arial" style:font-family-generic-asian="swiss" style:font-pitch-asian="variable" style:font-size-asian="13pt" style:font-weight-asian="bold"/>
    </style:style>
    <style:style style:name="Heading_20_3_20_Char" style:display-name="Heading 3 Char" style:family="graphic">
      <style:paragraph-properties style:text-autospace="none"/>
      <style:text-properties style:font-name="Arial1" fo:font-family="Arial" style:font-family-generic="swiss" style:font-pitch="variable" fo:font-weight="bold" style:font-name-asian="Arial1" style:font-family-asian="Arial" style:font-family-generic-asian="swiss" style:font-pitch-asian="variable" style:font-size-asian="13pt" style:font-weight-asian="bold"/>
    </style:style>
    <style:style style:name="normal_20_Char" style:display-name="normal Char" style:family="graphic">
      <style:paragraph-properties style:text-autospace="none"/>
      <style:text-properties fo:color="#404040" style:font-name="Verdana1" fo:font-family="Verdana" style:font-family-generic="swiss" style:font-pitch="variable" fo:font-size="10.5pt" fo:language="fi" fo:country="FI" fo:font-weight="bold" style:font-name-asian="Verdana1" style:font-family-asian="Verdana" style:font-family-generic-asian="swiss" style:font-pitch-asian="variable" style:font-size-asian="10.5pt" style:language-asian="ar" style:country-asian="SA" style:font-weight-asian="bold"/>
    </style:style>
    <style:style style:name="Avattu_20_Internet-linkki" style:display-name="Avattu Internet-linkki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Internet-linkki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Sivunumero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WW8Num12z8" style:family="graphic">
      <style:paragraph-properties style:text-autospace="none"/>
    </style:style>
    <style:style style:name="WW8Num12z7" style:family="graphic">
      <style:paragraph-properties style:text-autospace="none"/>
    </style:style>
    <style:style style:name="WW8Num12z6" style:family="graphic">
      <style:paragraph-properties style:text-autospace="none"/>
    </style:style>
    <style:style style:name="WW8Num12z5" style:family="graphic">
      <style:paragraph-properties style:text-autospace="none"/>
    </style:style>
    <style:style style:name="WW8Num12z4" style:family="graphic">
      <style:paragraph-properties style:text-autospace="none"/>
    </style:style>
    <style:style style:name="WW8Num12z3" style:family="graphic">
      <style:paragraph-properties style:text-autospace="none"/>
    </style:style>
    <style:style style:name="WW8Num12z2" style:family="graphic">
      <style:paragraph-properties style:text-autospace="none"/>
    </style:style>
    <style:style style:name="WW8Num12z1" style:family="graphic">
      <style:paragraph-properties style:text-autospace="none"/>
    </style:style>
    <style:style style:name="WW8Num12z0" style:family="graphic">
      <style:paragraph-properties style:text-autospace="none"/>
    </style:style>
    <style:style style:name="WW8Num11z8" style:family="graphic">
      <style:paragraph-properties style:text-autospace="none"/>
    </style:style>
    <style:style style:name="WW8Num11z7" style:family="graphic">
      <style:paragraph-properties style:text-autospace="none"/>
    </style:style>
    <style:style style:name="WW8Num11z6" style:family="graphic">
      <style:paragraph-properties style:text-autospace="none"/>
    </style:style>
    <style:style style:name="WW8Num11z5" style:family="graphic">
      <style:paragraph-properties style:text-autospace="none"/>
    </style:style>
    <style:style style:name="WW8Num11z4" style:family="graphic">
      <style:paragraph-properties style:text-autospace="none"/>
    </style:style>
    <style:style style:name="WW8Num11z3" style:family="graphic">
      <style:paragraph-properties style:text-autospace="none"/>
    </style:style>
    <style:style style:name="WW8Num11z2" style:family="graphic">
      <style:paragraph-properties style:text-autospace="none"/>
    </style:style>
    <style:style style:name="WW8Num11z1" style:family="graphic">
      <style:paragraph-properties style:text-autospace="none"/>
    </style:style>
    <style:style style:name="WW8Num11z0" style:family="graphic">
      <style:paragraph-properties style:text-autospace="none"/>
    </style:style>
    <style:style style:name="WW8Num10z8" style:family="graphic">
      <style:paragraph-properties style:text-autospace="none"/>
    </style:style>
    <style:style style:name="WW8Num10z7" style:family="graphic">
      <style:paragraph-properties style:text-autospace="none"/>
    </style:style>
    <style:style style:name="WW8Num10z6" style:family="graphic">
      <style:paragraph-properties style:text-autospace="none"/>
    </style:style>
    <style:style style:name="WW8Num10z5" style:family="graphic">
      <style:paragraph-properties style:text-autospace="none"/>
    </style:style>
    <style:style style:name="WW8Num10z4" style:family="graphic">
      <style:paragraph-properties style:text-autospace="none"/>
    </style:style>
    <style:style style:name="WW8Num10z3" style:family="graphic">
      <style:paragraph-properties style:text-autospace="none"/>
    </style:style>
    <style:style style:name="WW8Num10z2" style:family="graphic">
      <style:paragraph-properties style:text-autospace="none"/>
    </style:style>
    <style:style style:name="WW8Num10z1" style:family="graphic">
      <style:paragraph-properties style:text-autospace="none"/>
    </style:style>
    <style:style style:name="WW8Num10z0" style:family="graphic">
      <style:paragraph-properties style:text-autospace="none"/>
    </style:style>
    <style:style style:name="WW8Num9z8" style:family="graphic">
      <style:paragraph-properties style:text-autospace="none"/>
    </style:style>
    <style:style style:name="WW8Num9z7" style:family="graphic">
      <style:paragraph-properties style:text-autospace="none"/>
    </style:style>
    <style:style style:name="WW8Num9z6" style:family="graphic">
      <style:paragraph-properties style:text-autospace="none"/>
    </style:style>
    <style:style style:name="WW8Num9z5" style:family="graphic">
      <style:paragraph-properties style:text-autospace="none"/>
    </style:style>
    <style:style style:name="WW8Num9z4" style:family="graphic">
      <style:paragraph-properties style:text-autospace="none"/>
    </style:style>
    <style:style style:name="WW8Num9z3" style:family="graphic">
      <style:paragraph-properties style:text-autospace="none"/>
    </style:style>
    <style:style style:name="WW8Num9z2" style:family="graphic">
      <style:paragraph-properties style:text-autospace="none"/>
    </style:style>
    <style:style style:name="WW8Num9z1" style:family="graphic">
      <style:paragraph-properties style:text-autospace="none"/>
    </style:style>
    <style:style style:name="WW8Num9z0" style:family="graphic">
      <style:paragraph-properties style:text-autospace="none"/>
    </style:style>
    <style:style style:name="WW8Num8z8" style:family="graphic">
      <style:paragraph-properties style:text-autospace="none"/>
    </style:style>
    <style:style style:name="WW8Num8z7" style:family="graphic">
      <style:paragraph-properties style:text-autospace="none"/>
    </style:style>
    <style:style style:name="WW8Num8z6" style:family="graphic">
      <style:paragraph-properties style:text-autospace="none"/>
    </style:style>
    <style:style style:name="WW8Num8z5" style:family="graphic">
      <style:paragraph-properties style:text-autospace="none"/>
    </style:style>
    <style:style style:name="WW8Num8z4" style:family="graphic">
      <style:paragraph-properties style:text-autospace="none"/>
    </style:style>
    <style:style style:name="WW8Num8z3" style:family="graphic">
      <style:paragraph-properties style:text-autospace="none"/>
    </style:style>
    <style:style style:name="WW8Num8z2" style:family="graphic">
      <style:paragraph-properties style:text-autospace="none"/>
    </style:style>
    <style:style style:name="WW8Num8z1" style:family="graphic">
      <style:paragraph-properties style:text-autospace="none"/>
    </style:style>
    <style:style style:name="WW8Num8z0" style:family="graphic">
      <style:paragraph-properties style:text-autospace="none"/>
    </style:style>
    <style:style style:name="WW8Num7z0" style:family="graphic">
      <style:paragraph-properties style:text-autospace="none"/>
    </style:style>
    <style:style style:name="WW8Num6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6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z1" style:family="graphic">
      <style:paragraph-properties style:text-autospace="none"/>
      <style:text-properties style:font-name="Courier New2" fo:font-family="'Courier New'" style:font-family-generic="modern" style:font-name-asian="Courier New2" style:font-family-asian="'Courier New'" style:font-family-generic-asian="modern"/>
    </style:style>
    <style:style style:name="WW8Num6z0" style:family="graphic">
      <style:paragraph-properties style:text-autospace="none"/>
      <style:text-properties style:font-name="Arial1" fo:font-family="Arial" style:font-family-generic="swiss" style:font-pitch="variable" style:font-name-asian="Arial1" style:font-family-asian="Arial" style:font-family-generic-asian="swiss" style:font-pitch-asian="variable"/>
    </style:style>
    <style:style style:name="WW8Num5z0" style:family="graphic">
      <style:paragraph-properties style:text-autospace="none"/>
    </style:style>
    <style:style style:name="WW8Num4z0" style:family="graphic">
      <style:paragraph-properties style:text-autospace="none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3z2" style:family="graphic">
      <style:paragraph-properties style:text-autospace="none"/>
    </style:style>
    <style:style style:name="WW8Num3z1" style:family="graphic">
      <style:paragraph-properties style:text-autospace="none"/>
    </style:style>
    <style:style style:name="WW8Num3z0" style:family="graphic">
      <style:paragraph-properties style:text-autospace="none"/>
      <style:text-properties style:font-name="Courier New2" fo:font-family="'Courier New'" style:font-family-generic="modern" style:font-name-asian="Courier New2" style:font-family-asian="'Courier New'" style:font-family-generic-asian="modern"/>
    </style:style>
    <style:style style:name="WW8Num2z0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SP.9.110929" style:family="graphic">
      <style:paragraph-properties style:text-autospace="none"/>
      <style:text-properties fo:color="#000000" style:font-name="Palatino" fo:font-family="Palatino, 'Book Antiqua'" style:font-family-generic="roman" fo:font-size="12pt" fo:language="fi" fo:country="FI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Default" style:family="graphic">
      <style:paragraph-properties style:text-autospace="none" style:writing-mode="lr-tb"/>
      <style:text-properties fo:color="#000000" style:font-name="Arial1" fo:font-family="Arial" style:font-family-generic="swiss" style:font-pitch="variable" fo:font-size="12pt" fo:language="fi" fo:country="FI" style:font-name-asian="Arial1" style:font-family-asian="Arial" style:font-family-generic-asian="swiss" style:font-pitch-asian="variable" style:font-size-asian="12pt" style:language-asian="zh" style:country-asian="CN"/>
    </style:style>
    <style:style style:name="SP.9.110661" style:family="graphic">
      <style:paragraph-properties style:text-autospace="none"/>
      <style:text-properties fo:color="#000000" style:font-name="Palatino" fo:font-family="Palatino, 'Book Antiqua'" style:font-family-generic="roman" fo:font-size="12pt" fo:language="fi" fo:country="FI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SP.9.110680" style:family="graphic">
      <style:paragraph-properties style:text-autospace="none"/>
      <style:text-properties fo:color="#000000" style:font-name="Palatino" fo:font-family="Palatino, 'Book Antiqua'" style:font-family-generic="roman" fo:font-size="12pt" fo:language="fi" fo:country="FI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Sisällysluettelo_20_2" style:display-name="Sisällysluettelo 2" style:family="graphic">
      <style:paragraph-properties fo:margin-left="0.746cm" fo:margin-right="0cm" fo:text-align="start" fo:text-indent="0cm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style:font-name-asian="Arial1" style:font-family-asian="Arial" style:font-family-generic-asian="swiss" style:font-pitch-asian="variable" style:font-size-asian="12pt" style:language-asian="ar" style:country-asian="SA"/>
    </style:style>
    <style:style style:name="TOC_20_Heading" style:display-name="TOC Heading" style:family="graphic">
      <style:paragraph-properties fo:margin-top="1.494cm" fo:margin-bottom="0cm" fo:line-height="115%" fo:text-align="start" style:text-autospace="none" style:writing-mode="lr-tb"/>
      <style:text-properties fo:color="#365f91" style:font-name="Cambria" fo:font-family="Cambria" style:font-family-generic="roman" style:font-pitch="variable" fo:font-size="14pt" fo:language="en" fo:country="US" fo:font-weight="bold" style:letter-kerning="false" style:font-name-asian="Times New Roman" style:font-family-asian="'Times New Roman'" style:font-family-generic-asian="roman" style:font-pitch-asian="variable" style:font-size-asian="14pt" style:language-asian="ar" style:country-asian="SA" style:font-weight-asian="bold"/>
    </style:style>
    <style:style style:name="Hakemisto_20_1" style:display-name="Hakemisto 1" style:family="graphic">
      <style:paragraph-properties fo:margin-left="0.746cm" fo:margin-right="0cm" fo:text-align="start" fo:text-indent="-0.746cm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style:font-name-asian="Arial1" style:font-family-asian="Arial" style:font-family-generic-asian="swiss" style:font-pitch-asian="variable" style:font-size-asian="12pt" style:language-asian="ar" style:country-asian="SA"/>
    </style:style>
    <style:style style:name="Sisällysluettelo_20_1" style:display-name="Sisällysluettelo 1" style:family="graphic">
      <style:paragraph-properties fo:text-align="start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style:font-name-asian="Arial1" style:font-family-asian="Arial" style:font-family-generic-asian="swiss" style:font-pitch-asian="variable" style:font-size-asian="12pt" style:language-asian="ar" style:country-asian="SA"/>
    </style:style>
    <style:style style:name="Otsikko_20_3_20__2b__20_10_20_pt" style:display-name="Otsikko 3 + 10 pt" style:family="graphic">
      <style:paragraph-properties fo:margin-top="0.746cm" fo:margin-bottom="0.187cm" fo:text-align="start" style:text-autospace="none" style:writing-mode="lr-tb">
        <style:tab-stops>
          <style:tab-stop style:position="0cm"/>
          <style:tab-stop style:position="1.681cm"/>
        </style:tab-stops>
      </style:paragraph-properties>
      <style:text-properties style:use-window-font-color="true" style:font-name="Arial1" fo:font-family="Arial" style:font-family-generic="swiss" style:font-pitch="variable" fo:font-size="10pt" fo:language="none" fo:country="none" fo:font-weight="bold" style:font-name-asian="Arial1" style:font-family-asian="Arial" style:font-family-generic-asian="swiss" style:font-pitch-asian="variable" style:font-size-asian="10pt" style:language-asian="ar" style:country-asian="SA" style:font-weight-asian="normal"/>
    </style:style>
    <style:style style:name="Normal_20_Indent" style:display-name="Normal Indent" style:family="graphic">
      <style:paragraph-properties fo:margin-left="4.057cm" fo:margin-right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fi" fo:country="FI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Style_20_Heading_20_3_20__2b__20_10_20_pt" style:display-name="Style Heading 3 + 10 pt" style:family="graphic">
      <style:paragraph-properties fo:margin-top="0.746cm" fo:margin-bottom="0.187cm" fo:text-align="start" style:text-autospace="none" style:writing-mode="lr-tb">
        <style:tab-stops>
          <style:tab-stop style:position="1.681cm"/>
        </style:tab-stops>
      </style:paragraph-properties>
      <style:text-properties style:use-window-font-color="true" style:font-name="Arial1" fo:font-family="Arial" style:font-family-generic="swiss" style:font-pitch="variable" fo:font-size="10pt" fo:language="none" fo:country="none" fo:font-weight="bold" style:font-name-asian="Arial1" style:font-family-asian="Arial" style:font-family-generic-asian="swiss" style:font-pitch-asian="variable" style:font-size-asian="10pt" style:language-asian="ar" style:country-asian="SA" style:font-weight-asian="bold"/>
    </style:style>
    <style:style style:name="Sisällysluettelo_20_3" style:display-name="Sisällysluettelo 3" style:family="graphic">
      <style:paragraph-properties fo:margin-left="1.494cm" fo:margin-right="0cm" fo:text-align="start" fo:text-indent="0cm" style:text-autospace="none" style:writing-mode="lr-tb">
        <style:tab-stops>
          <style:tab-stop style:position="3.921cm"/>
          <style:tab-stop style:position="29.956cm" style:type="right" style:leader-style="dotted" style:leader-text="."/>
        </style:tab-stops>
      </style:paragraph-properties>
      <style:text-properties style:use-window-font-color="true" style:font-name="Arial1" fo:font-family="Arial" style:font-family-generic="swiss" style:font-pitch="variable" fo:font-size="10pt" fo:language="fi" fo:country="FI" style:font-name-asian="Arial1" style:font-family-asian="Arial" style:font-family-generic-asian="swiss" style:font-pitch-asian="variable" style:font-size-asian="12pt" style:language-asian="ar" style:country-asian="SA"/>
    </style:style>
    <style:style style:name="LO-normal" style:family="graphic">
      <style:paragraph-properties fo:margin-top="0.062cm" fo:margin-bottom="0.374cm" fo:line-height="150%" fo:text-align="start" style:text-autospace="none" style:writing-mode="lr-tb"/>
      <style:text-properties fo:color="#404040" style:font-name="Verdana1" fo:font-family="Verdana" style:font-family-generic="swiss" style:font-pitch="variable" fo:font-size="10.5pt" fo:language="fi" fo:country="FI" fo:font-weight="bold" style:font-name-asian="Verdana1" style:font-family-asian="Verdana" style:font-family-generic-asian="swiss" style:font-pitch-asian="variable" style:font-size-asian="10.5pt" style:language-asian="ar" style:country-asian="SA" style:font-weight-asian="bold"/>
    </style:style>
    <style:style style:name="Normal_20__28_Web_29_" style:display-name="Normal (Web)" style:family="graphic">
      <style:paragraph-properties fo:margin-top="0.062cm" fo:margin-bottom="0.374cm" fo:line-height="150%" fo:text-align="start" style:text-autospace="none" style:writing-mode="lr-tb"/>
      <style:text-properties fo:color="#404040" style:font-name="Verdana1" fo:font-family="Verdana" style:font-family-generic="swiss" style:font-pitch="variable" fo:font-size="10.5pt" fo:language="fi" fo:country="FI" fo:font-weight="bold" style:font-name-asian="Verdana1" style:font-family-asian="Verdana" style:font-family-generic-asian="swiss" style:font-pitch-asian="variable" style:font-size-asian="10.5pt" style:language-asian="ar" style:country-asian="SA" style:font-weight-asian="bold"/>
    </style:style>
    <style:style style:name="xl74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fo:font-style="italic" fo:font-weight="bold" style:font-name-asian="Arial1" style:font-family-asian="Arial" style:font-family-generic-asian="swiss" style:font-pitch-asian="variable" style:font-size-asian="12pt" style:language-asian="ar" style:country-asian="SA" style:font-style-asian="italic" style:font-weight-asian="bold"/>
    </style:style>
    <style:style style:name="xl73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fo:font-weight="bold" style:font-name-asian="Arial1" style:font-family-asian="Arial" style:font-family-generic-asian="swiss" style:font-pitch-asian="variable" style:font-size-asian="12pt" style:language-asian="ar" style:country-asian="SA" style:font-weight-asian="bold"/>
    </style:style>
    <style:style style:name="xl72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fo:font-style="italic" fo:font-weight="bold" style:font-name-asian="Arial1" style:font-family-asian="Arial" style:font-family-generic-asian="swiss" style:font-pitch-asian="variable" style:font-size-asian="12pt" style:language-asian="ar" style:country-asian="SA" style:font-style-asian="italic" style:font-weight-asian="bold"/>
    </style:style>
    <style:style style:name="xl71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fo:font-style="italic" fo:font-weight="bold" style:font-name-asian="Arial1" style:font-family-asian="Arial" style:font-family-generic-asian="swiss" style:font-pitch-asian="variable" style:font-size-asian="12pt" style:language-asian="ar" style:country-asian="SA" style:font-style-asian="italic" style:font-weight-asian="bold"/>
    </style:style>
    <style:style style:name="xl70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fo:font-style="italic" fo:font-weight="bold" style:font-name-asian="Arial1" style:font-family-asian="Arial" style:font-family-generic-asian="swiss" style:font-pitch-asian="variable" style:font-size-asian="12pt" style:language-asian="ar" style:country-asian="SA" style:font-style-asian="italic" style:font-weight-asian="bold"/>
    </style:style>
    <style:style style:name="xl69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fo:font-style="italic" fo:font-weight="bold" style:font-name-asian="Arial1" style:font-family-asian="Arial" style:font-family-generic-asian="swiss" style:font-pitch-asian="variable" style:font-size-asian="12pt" style:language-asian="ar" style:country-asian="SA" style:font-style-asian="italic" style:font-weight-asian="bold"/>
    </style:style>
    <style:style style:name="xl68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fo:font-weight="bold" style:font-name-asian="Arial1" style:font-family-asian="Arial" style:font-family-generic-asian="swiss" style:font-pitch-asian="variable" style:font-size-asian="12pt" style:language-asian="ar" style:country-asian="SA" style:font-weight-asian="bold"/>
    </style:style>
    <style:style style:name="xl67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fo:font-style="italic" fo:font-weight="bold" style:font-name-asian="Arial1" style:font-family-asian="Arial" style:font-family-generic-asian="swiss" style:font-pitch-asian="variable" style:font-size-asian="12pt" style:language-asian="ar" style:country-asian="SA" style:font-style-asian="italic" style:font-weight-asian="bold"/>
    </style:style>
    <style:style style:name="xl66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fo:font-style="italic" fo:font-weight="bold" style:font-name-asian="Arial1" style:font-family-asian="Arial" style:font-family-generic-asian="swiss" style:font-pitch-asian="variable" style:font-size-asian="12pt" style:language-asian="ar" style:country-asian="SA" style:font-style-asian="italic" style:font-weight-asian="bold"/>
    </style:style>
    <style:style style:name="xl65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fo:font-weight="bold" style:font-name-asian="Arial1" style:font-family-asian="Arial" style:font-family-generic-asian="swiss" style:font-pitch-asian="variable" style:font-size-asian="12pt" style:language-asian="ar" style:country-asian="SA" style:font-weight-asian="bold"/>
    </style:style>
    <style:style style:name="xl64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fo:font-weight="bold" style:font-name-asian="Arial1" style:font-family-asian="Arial" style:font-family-generic-asian="swiss" style:font-pitch-asian="variable" style:font-size-asian="12pt" style:language-asian="ar" style:country-asian="SA" style:font-weight-asian="bold"/>
    </style:style>
    <style:style style:name="xl63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fo:font-weight="bold" style:font-name-asian="Arial1" style:font-family-asian="Arial" style:font-family-generic-asian="swiss" style:font-pitch-asian="variable" style:font-size-asian="12pt" style:language-asian="ar" style:country-asian="SA" style:font-weight-asian="bold"/>
    </style:style>
    <style:style style:name="xl62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fo:font-style="italic" fo:font-weight="bold" style:font-name-asian="Arial1" style:font-family-asian="Arial" style:font-family-generic-asian="swiss" style:font-pitch-asian="variable" style:font-size-asian="12pt" style:language-asian="ar" style:country-asian="SA" style:font-style-asian="italic" style:font-weight-asian="bold"/>
    </style:style>
    <style:style style:name="xl61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style:font-name-asian="Arial1" style:font-family-asian="Arial" style:font-family-generic-asian="swiss" style:font-pitch-asian="variable" style:font-size-asian="12pt" style:language-asian="ar" style:country-asian="SA"/>
    </style:style>
    <style:style style:name="xl60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fo:font-weight="bold" style:font-name-asian="Arial1" style:font-family-asian="Arial" style:font-family-generic-asian="swiss" style:font-pitch-asian="variable" style:font-size-asian="12pt" style:language-asian="ar" style:country-asian="SA" style:font-weight-asian="bold"/>
    </style:style>
    <style:style style:name="xl59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style:font-name-asian="Arial1" style:font-family-asian="Arial" style:font-family-generic-asian="swiss" style:font-pitch-asian="variable" style:font-size-asian="12pt" style:language-asian="ar" style:country-asian="SA"/>
    </style:style>
    <style:style style:name="xl58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fo:font-weight="bold" style:font-name-asian="Arial1" style:font-family-asian="Arial" style:font-family-generic-asian="swiss" style:font-pitch-asian="variable" style:font-size-asian="12pt" style:language-asian="ar" style:country-asian="SA" style:font-weight-asian="bold"/>
    </style:style>
    <style:style style:name="xl57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fo:font-style="italic" fo:font-weight="bold" style:font-name-asian="Arial1" style:font-family-asian="Arial" style:font-family-generic-asian="swiss" style:font-pitch-asian="variable" style:font-size-asian="12pt" style:language-asian="ar" style:country-asian="SA" style:font-style-asian="italic" style:font-weight-asian="bold"/>
    </style:style>
    <style:style style:name="xl56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fo:font-weight="bold" style:font-name-asian="Arial1" style:font-family-asian="Arial" style:font-family-generic-asian="swiss" style:font-pitch-asian="variable" style:font-size-asian="12pt" style:language-asian="ar" style:country-asian="SA" style:font-weight-asian="bold"/>
    </style:style>
    <style:style style:name="xl55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fo:font-style="italic" fo:font-weight="bold" style:font-name-asian="Arial1" style:font-family-asian="Arial" style:font-family-generic-asian="swiss" style:font-pitch-asian="variable" style:font-size-asian="12pt" style:language-asian="ar" style:country-asian="SA" style:font-style-asian="italic" style:font-weight-asian="bold"/>
    </style:style>
    <style:style style:name="xl54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fo:font-weight="bold" style:font-name-asian="Arial1" style:font-family-asian="Arial" style:font-family-generic-asian="swiss" style:font-pitch-asian="variable" style:font-size-asian="12pt" style:language-asian="ar" style:country-asian="SA" style:font-weight-asian="bold"/>
    </style:style>
    <style:style style:name="xl53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fo:font-weight="bold" style:font-name-asian="Arial1" style:font-family-asian="Arial" style:font-family-generic-asian="swiss" style:font-pitch-asian="variable" style:font-size-asian="12pt" style:language-asian="ar" style:country-asian="SA" style:font-weight-asian="bold"/>
    </style:style>
    <style:style style:name="xl52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fo:font-style="italic" fo:font-weight="bold" style:font-name-asian="Arial1" style:font-family-asian="Arial" style:font-family-generic-asian="swiss" style:font-pitch-asian="variable" style:font-size-asian="12pt" style:language-asian="ar" style:country-asian="SA" style:font-style-asian="italic" style:font-weight-asian="bold"/>
    </style:style>
    <style:style style:name="xl51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fo:font-weight="bold" style:font-name-asian="Arial1" style:font-family-asian="Arial" style:font-family-generic-asian="swiss" style:font-pitch-asian="variable" style:font-size-asian="12pt" style:language-asian="ar" style:country-asian="SA" style:font-weight-asian="bold"/>
    </style:style>
    <style:style style:name="xl50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style:font-name-asian="Arial1" style:font-family-asian="Arial" style:font-family-generic-asian="swiss" style:font-pitch-asian="variable" style:font-size-asian="12pt" style:language-asian="ar" style:country-asian="SA"/>
    </style:style>
    <style:style style:name="xl49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fo:font-style="italic" fo:font-weight="bold" style:font-name-asian="Arial1" style:font-family-asian="Arial" style:font-family-generic-asian="swiss" style:font-pitch-asian="variable" style:font-size-asian="12pt" style:language-asian="ar" style:country-asian="SA" style:font-style-asian="italic" style:font-weight-asian="bold"/>
    </style:style>
    <style:style style:name="xl48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fo:font-weight="bold" style:font-name-asian="Arial1" style:font-family-asian="Arial" style:font-family-generic-asian="swiss" style:font-pitch-asian="variable" style:font-size-asian="12pt" style:language-asian="ar" style:country-asian="SA" style:font-weight-asian="bold"/>
    </style:style>
    <style:style style:name="xl47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style:font-name-asian="Arial1" style:font-family-asian="Arial" style:font-family-generic-asian="swiss" style:font-pitch-asian="variable" style:font-size-asian="12pt" style:language-asian="ar" style:country-asian="SA"/>
    </style:style>
    <style:style style:name="xl46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style:font-name-asian="Arial1" style:font-family-asian="Arial" style:font-family-generic-asian="swiss" style:font-pitch-asian="variable" style:font-size-asian="12pt" style:language-asian="ar" style:country-asian="SA"/>
    </style:style>
    <style:style style:name="xl45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style:font-name-asian="Arial1" style:font-family-asian="Arial" style:font-family-generic-asian="swiss" style:font-pitch-asian="variable" style:font-size-asian="12pt" style:language-asian="ar" style:country-asian="SA"/>
    </style:style>
    <style:style style:name="xl44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style:font-name-asian="Arial1" style:font-family-asian="Arial" style:font-family-generic-asian="swiss" style:font-pitch-asian="variable" style:font-size-asian="12pt" style:language-asian="ar" style:country-asian="SA"/>
    </style:style>
    <style:style style:name="xl43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fo:font-weight="bold" style:font-name-asian="Arial1" style:font-family-asian="Arial" style:font-family-generic-asian="swiss" style:font-pitch-asian="variable" style:font-size-asian="12pt" style:language-asian="ar" style:country-asian="SA" style:font-weight-asian="bold"/>
    </style:style>
    <style:style style:name="xl42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style:font-name-asian="Arial1" style:font-family-asian="Arial" style:font-family-generic-asian="swiss" style:font-pitch-asian="variable" style:font-size-asian="12pt" style:language-asian="ar" style:country-asian="SA"/>
    </style:style>
    <style:style style:name="xl41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style:font-name-asian="Arial1" style:font-family-asian="Arial" style:font-family-generic-asian="swiss" style:font-pitch-asian="variable" style:font-size-asian="12pt" style:language-asian="ar" style:country-asian="SA"/>
    </style:style>
    <style:style style:name="xl40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fo:font-weight="bold" style:font-name-asian="Arial1" style:font-family-asian="Arial" style:font-family-generic-asian="swiss" style:font-pitch-asian="variable" style:font-size-asian="12pt" style:language-asian="ar" style:country-asian="SA" style:font-weight-asian="bold"/>
    </style:style>
    <style:style style:name="xl39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fo:font-weight="bold" style:font-name-asian="Arial1" style:font-family-asian="Arial" style:font-family-generic-asian="swiss" style:font-pitch-asian="variable" style:font-size-asian="12pt" style:language-asian="ar" style:country-asian="SA" style:font-weight-asian="bold"/>
    </style:style>
    <style:style style:name="xl38" style:family="graphic">
      <style:paragraph-properties fo:margin-top="0.871cm" fo:margin-bottom="0.871cm" fo:text-align="start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style:font-name-asian="Arial1" style:font-family-asian="Arial" style:font-family-generic-asian="swiss" style:font-pitch-asian="variable" style:font-size-asian="12pt" style:language-asian="ar" style:country-asian="SA"/>
    </style:style>
    <style:style style:name="xl37" style:family="graphic">
      <style:paragraph-properties fo:margin-top="0.871cm" fo:margin-bottom="0.871cm" fo:text-align="start" style:text-autospace="none" style:writing-mode="lr-tb"/>
      <style:text-properties style:use-window-font-color="true" style:font-name="Courier New2" fo:font-family="'Courier New'" style:font-family-generic="modern" fo:font-size="10pt" fo:language="fi" fo:country="FI" style:font-name-asian="Courier New2" style:font-family-asian="'Courier New'" style:font-family-generic-asian="modern" style:font-size-asian="12pt" style:language-asian="ar" style:country-asian="SA"/>
    </style:style>
    <style:style style:name="xl36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style:font-name-asian="Arial1" style:font-family-asian="Arial" style:font-family-generic-asian="swiss" style:font-pitch-asian="variable" style:font-size-asian="12pt" style:language-asian="ar" style:country-asian="SA"/>
    </style:style>
    <style:style style:name="xl35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style:font-name-asian="Arial1" style:font-family-asian="Arial" style:font-family-generic-asian="swiss" style:font-pitch-asian="variable" style:font-size-asian="12pt" style:language-asian="ar" style:country-asian="SA"/>
    </style:style>
    <style:style style:name="xl34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style:font-name-asian="Arial1" style:font-family-asian="Arial" style:font-family-generic-asian="swiss" style:font-pitch-asian="variable" style:font-size-asian="12pt" style:language-asian="ar" style:country-asian="SA"/>
    </style:style>
    <style:style style:name="xl33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style:font-name-asian="Arial1" style:font-family-asian="Arial" style:font-family-generic-asian="swiss" style:font-pitch-asian="variable" style:font-size-asian="12pt" style:language-asian="ar" style:country-asian="SA"/>
    </style:style>
    <style:style style:name="xl32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style:font-name-asian="Arial1" style:font-family-asian="Arial" style:font-family-generic-asian="swiss" style:font-pitch-asian="variable" style:font-size-asian="12pt" style:language-asian="ar" style:country-asian="SA"/>
    </style:style>
    <style:style style:name="xl31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style:font-name-asian="Arial1" style:font-family-asian="Arial" style:font-family-generic-asian="swiss" style:font-pitch-asian="variable" style:font-size-asian="12pt" style:language-asian="ar" style:country-asian="SA"/>
    </style:style>
    <style:style style:name="xl30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style:font-name-asian="Arial1" style:font-family-asian="Arial" style:font-family-generic-asian="swiss" style:font-pitch-asian="variable" style:font-size-asian="12pt" style:language-asian="ar" style:country-asian="SA"/>
    </style:style>
    <style:style style:name="xl29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style:font-name-asian="Arial1" style:font-family-asian="Arial" style:font-family-generic-asian="swiss" style:font-pitch-asian="variable" style:font-size-asian="12pt" style:language-asian="ar" style:country-asian="SA"/>
    </style:style>
    <style:style style:name="xl28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style:font-name-asian="Arial1" style:font-family-asian="Arial" style:font-family-generic-asian="swiss" style:font-pitch-asian="variable" style:font-size-asian="12pt" style:language-asian="ar" style:country-asian="SA"/>
    </style:style>
    <style:style style:name="xl27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style:font-name-asian="Arial1" style:font-family-asian="Arial" style:font-family-generic-asian="swiss" style:font-pitch-asian="variable" style:font-size-asian="12pt" style:language-asian="ar" style:country-asian="SA"/>
    </style:style>
    <style:style style:name="xl26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style:font-name-asian="Arial1" style:font-family-asian="Arial" style:font-family-generic-asian="swiss" style:font-pitch-asian="variable" style:font-size-asian="12pt" style:language-asian="ar" style:country-asian="SA"/>
    </style:style>
    <style:style style:name="xl25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style:font-name-asian="Arial1" style:font-family-asian="Arial" style:font-family-generic-asian="swiss" style:font-pitch-asian="variable" style:font-size-asian="12pt" style:language-asian="ar" style:country-asian="SA"/>
    </style:style>
    <style:style style:name="xl24" style:family="graphic">
      <style:paragraph-properties fo:margin-top="0.871cm" fo:margin-bottom="0.871cm" fo:text-align="start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fo:font-style="italic" style:font-name-asian="Arial1" style:font-family-asian="Arial" style:font-family-generic-asian="swiss" style:font-pitch-asian="variable" style:font-size-asian="12pt" style:language-asian="ar" style:country-asian="SA" style:font-style-asian="italic"/>
    </style:style>
    <style:style style:name="Alatunniste" style:family="graphic">
      <style:paragraph-properties fo:text-align="start" style:text-autospace="none" style:writing-mode="lr-tb">
        <style:tab-stops>
          <style:tab-stop style:position="14.993cm" style:type="center"/>
          <style:tab-stop style:position="29.98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fi" fo:country="FI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Ylätunniste" style:family="graphic">
      <style:paragraph-properties fo:text-align="start" style:text-autospace="none" style:writing-mode="lr-tb">
        <style:tab-stops>
          <style:tab-stop style:position="14.993cm" style:type="center"/>
          <style:tab-stop style:position="29.986cm" style:type="right"/>
        </style:tab-stops>
      </style:paragraph-properties>
      <style:text-properties style:use-window-font-color="true" style:font-name="Arial1" fo:font-family="Arial" style:font-family-generic="swiss" style:font-pitch="variable" fo:font-size="10pt" fo:language="fi" fo:country="FI" style:font-name-asian="Arial1" style:font-family-asian="Arial" style:font-family-generic-asian="swiss" style:font-pitch-asian="variable" style:font-size-asian="12pt" style:language-asian="ar" style:country-asian="SA"/>
    </style:style>
    <style:style style:name="Ylätunniste_20_ja_20_alatunniste" style:display-name="Ylätunniste ja alatunniste" style:family="graphic">
      <style:paragraph-properties fo:text-align="start" style:text-autospace="none" style:writing-mode="lr-tb">
        <style:tab-stops>
          <style:tab-stop style:position="14.993cm" style:type="center"/>
          <style:tab-stop style:position="29.986cm" style:type="right"/>
        </style:tab-stops>
      </style:paragraph-properties>
      <style:text-properties style:use-window-font-color="true" style:font-name="Arial1" fo:font-family="Arial" style:font-family-generic="swiss" style:font-pitch="variable" fo:font-size="10pt" fo:language="fi" fo:country="FI" style:font-name-asian="Arial1" style:font-family-asian="Arial" style:font-family-generic-asian="swiss" style:font-pitch-asian="variable" style:font-size-asian="12pt" style:language-asian="ar" style:country-asian="SA"/>
    </style:style>
    <style:style style:name="Hakemisto" style:family="graphic">
      <style:paragraph-properties fo:text-align="start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style:font-name-asian="Arial5" style:font-family-asian="Arial" style:font-family-generic-asian="swiss" style:font-size-asian="12pt" style:language-asian="ar" style:country-asian="SA"/>
    </style:style>
    <style:style style:name="Kuvaotsikko" style:family="graphic">
      <style:paragraph-properties fo:margin-top="0.374cm" fo:margin-bottom="0.374cm" fo:text-align="start" style:text-autospace="none" style:writing-mode="lr-tb"/>
      <style:text-properties style:use-window-font-color="true" style:font-name="Arial1" fo:font-family="Arial" style:font-family-generic="swiss" style:font-pitch="variable" fo:font-size="12pt" fo:language="fi" fo:country="FI" fo:font-style="italic" style:font-name-asian="Arial5" style:font-family-asian="Arial" style:font-family-generic-asian="swiss" style:font-size-asian="12pt" style:language-asian="ar" style:country-asian="SA" style:font-style-asian="italic"/>
    </style:style>
    <style:style style:name="Luettelo" style:family="graphic">
      <style:paragraph-properties fo:margin-top="0cm" fo:margin-bottom="0.436cm" fo:line-height="115%" fo:text-align="start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style:font-name-asian="Arial5" style:font-family-asian="Arial" style:font-family-generic-asian="swiss" style:font-size-asian="12pt" style:language-asian="ar" style:country-asian="SA"/>
    </style:style>
    <style:style style:name="Leipäteksti" style:family="graphic">
      <style:paragraph-properties fo:margin-top="0cm" fo:margin-bottom="0.436cm" fo:line-height="115%" fo:text-align="start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style:font-name-asian="Arial1" style:font-family-asian="Arial" style:font-family-generic-asian="swiss" style:font-pitch-asian="variable" style:font-size-asian="12pt" style:language-asian="ar" style:country-asian="SA"/>
    </style:style>
    <style:style style:name="_30_1_5f_Title-background" style:display-name="01_Title-background" style:family="presentation">
      <style:graphic-properties draw:stroke="none" draw:fill="solid" draw:fill-color="#ffffff"/>
      <style:text-properties style:letter-kerning="true"/>
    </style:style>
    <style:style style:name="_30_1_5f_Title-backgroundobjects" style:display-name="01_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1_5f_Title-notes" style:display-name="01_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4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1_5f_Title-outline1" style:display-name="01_Title-outline1" style:family="presentation">
      <style:graphic-properties draw:stroke="none" draw:fill="none" draw:auto-grow-height="false" draw:fit-to-size="shrink-to-fit" style:shrink-to-fit="true">
        <text:list-style style:name="_30_1_5f_Title-outline1" style:display-name="01_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1_5f_Title-outline2" style:display-name="01_Title-outline2" style:family="presentation" style:parent-style-name="_30_1_5f_Title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1_5f_Title-outline3" style:display-name="01_Title-outline3" style:family="presentation" style:parent-style-name="_30_1_5f_Title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1_5f_Title-outline4" style:display-name="01_Title-outline4" style:family="presentation" style:parent-style-name="_30_1_5f_Title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1_5f_Title-outline5" style:display-name="01_Title-outline5" style:family="presentation" style:parent-style-name="_30_1_5f_Title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6" style:display-name="01_Title-outline6" style:family="presentation" style:parent-style-name="_30_1_5f_Title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7" style:display-name="01_Title-outline7" style:family="presentation" style:parent-style-name="_30_1_5f_Title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8" style:display-name="01_Title-outline8" style:family="presentation" style:parent-style-name="_30_1_5f_Title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9" style:display-name="01_Title-outline9" style:family="presentation" style:parent-style-name="_30_1_5f_Title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subtitle" style:display-name="01_Title-subtitle" style:family="presentation">
      <style:graphic-properties draw:stroke="none" draw:fill="none" draw:textarea-vertical-align="middle">
        <text:list-style style:name="_30_1_5f_Title-subtitle" style:display-name="01_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1_5f_Title-title" style:display-name="01_Title-title" style:family="presentation">
      <style:graphic-properties draw:stroke="none" draw:fill="none" draw:textarea-vertical-align="middle">
        <text:list-style style:name="_30_1_5f_Title-title" style:display-name="01_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2_5f_1Column-background" style:display-name="02_1Column-background" style:family="presentation">
      <style:graphic-properties draw:stroke="none" draw:fill="solid" draw:fill-color="#ffffff"/>
      <style:text-properties style:letter-kerning="true"/>
    </style:style>
    <style:style style:name="_30_2_5f_1Column-backgroundobjects" style:display-name="02_1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2_5f_1Column-notes" style:display-name="02_1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4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2_5f_1Column-outline1" style:display-name="02_1Column-outline1" style:family="presentation">
      <style:graphic-properties draw:stroke="none" draw:fill="none" draw:auto-grow-height="false" draw:fit-to-size="shrink-to-fit" style:shrink-to-fit="true">
        <text:list-style style:name="_30_2_5f_1Column-outline1" style:display-name="02_1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2_5f_1Column-outline2" style:display-name="02_1Column-outline2" style:family="presentation" style:parent-style-name="_30_2_5f_1Column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2_5f_1Column-outline3" style:display-name="02_1Column-outline3" style:family="presentation" style:parent-style-name="_30_2_5f_1Column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2_5f_1Column-outline4" style:display-name="02_1Column-outline4" style:family="presentation" style:parent-style-name="_30_2_5f_1Column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2_5f_1Column-outline5" style:display-name="02_1Column-outline5" style:family="presentation" style:parent-style-name="_30_2_5f_1Column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6" style:display-name="02_1Column-outline6" style:family="presentation" style:parent-style-name="_30_2_5f_1Column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7" style:display-name="02_1Column-outline7" style:family="presentation" style:parent-style-name="_30_2_5f_1Column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8" style:display-name="02_1Column-outline8" style:family="presentation" style:parent-style-name="_30_2_5f_1Column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9" style:display-name="02_1Column-outline9" style:family="presentation" style:parent-style-name="_30_2_5f_1Column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subtitle" style:display-name="02_1Column-subtitle" style:family="presentation">
      <style:graphic-properties draw:stroke="none" draw:fill="none" draw:textarea-vertical-align="middle">
        <text:list-style style:name="_30_2_5f_1Column-subtitle" style:display-name="02_1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2_5f_1Column-title" style:display-name="02_1Column-title" style:family="presentation">
      <style:graphic-properties draw:stroke="none" draw:fill="none" draw:textarea-vertical-align="middle">
        <text:list-style style:name="_30_2_5f_1Column-title" style:display-name="02_1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3_5f_1Column_5f_Subheadline_5f_Box-background" style:display-name="03_1Column_Subheadline_Box-background" style:family="presentation">
      <style:graphic-properties draw:stroke="none" draw:fill="solid" draw:fill-color="#ffffff"/>
      <style:text-properties style:letter-kerning="true"/>
    </style:style>
    <style:style style:name="_30_3_5f_1Column_5f_Subheadline_5f_Box-backgroundobjects" style:display-name="03_1Column_Subheadline_Bo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3_5f_1Column_5f_Subheadline_5f_Box-notes" style:display-name="03_1Column_Subheadline_Bo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4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3_5f_1Column_5f_Subheadline_5f_Box-outline1" style:display-name="03_1Column_Subheadline_Box-outline1" style:family="presentation">
      <style:graphic-properties draw:stroke="none" draw:fill="none" draw:auto-grow-height="false" draw:fit-to-size="shrink-to-fit" style:shrink-to-fit="true">
        <text:list-style style:name="_30_3_5f_1Column_5f_Subheadline_5f_Box-outline1" style:display-name="03_1Column_Subheadline_Bo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3_5f_1Column_5f_Subheadline_5f_Box-outline2" style:display-name="03_1Column_Subheadline_Box-outline2" style:family="presentation" style:parent-style-name="_30_3_5f_1Column_5f_Subheadline_5f_Box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3_5f_1Column_5f_Subheadline_5f_Box-outline3" style:display-name="03_1Column_Subheadline_Box-outline3" style:family="presentation" style:parent-style-name="_30_3_5f_1Column_5f_Subheadline_5f_Box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3_5f_1Column_5f_Subheadline_5f_Box-outline4" style:display-name="03_1Column_Subheadline_Box-outline4" style:family="presentation" style:parent-style-name="_30_3_5f_1Column_5f_Subheadline_5f_Box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3_5f_1Column_5f_Subheadline_5f_Box-outline5" style:display-name="03_1Column_Subheadline_Box-outline5" style:family="presentation" style:parent-style-name="_30_3_5f_1Column_5f_Subheadline_5f_Box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6" style:display-name="03_1Column_Subheadline_Box-outline6" style:family="presentation" style:parent-style-name="_30_3_5f_1Column_5f_Subheadline_5f_Box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7" style:display-name="03_1Column_Subheadline_Box-outline7" style:family="presentation" style:parent-style-name="_30_3_5f_1Column_5f_Subheadline_5f_Box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8" style:display-name="03_1Column_Subheadline_Box-outline8" style:family="presentation" style:parent-style-name="_30_3_5f_1Column_5f_Subheadline_5f_Box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9" style:display-name="03_1Column_Subheadline_Box-outline9" style:family="presentation" style:parent-style-name="_30_3_5f_1Column_5f_Subheadline_5f_Box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subtitle" style:display-name="03_1Column_Subheadline_Box-subtitle" style:family="presentation">
      <style:graphic-properties draw:stroke="none" draw:fill="none" draw:textarea-vertical-align="middle">
        <text:list-style style:name="_30_3_5f_1Column_5f_Subheadline_5f_Box-subtitle" style:display-name="03_1Column_Subheadline_Bo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3_5f_1Column_5f_Subheadline_5f_Box-title" style:display-name="03_1Column_Subheadline_Box-title" style:family="presentation">
      <style:graphic-properties draw:stroke="none" draw:fill="none" draw:textarea-vertical-align="middle">
        <text:list-style style:name="_30_3_5f_1Column_5f_Subheadline_5f_Box-title" style:display-name="03_1Column_Subheadline_Bo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5_5f_Comparison_5f_Subheadline_5f_Box-background" style:display-name="05_Comparison_Subheadline_Box-background" style:family="presentation">
      <style:graphic-properties draw:stroke="none" draw:fill="solid" draw:fill-color="#ffffff"/>
      <style:text-properties style:letter-kerning="true"/>
    </style:style>
    <style:style style:name="_30_5_5f_Comparison_5f_Subheadline_5f_Box-backgroundobjects" style:display-name="05_Comparison_Subheadline_Bo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5_5f_Comparison_5f_Subheadline_5f_Box-notes" style:display-name="05_Comparison_Subheadline_Bo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4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5_5f_Comparison_5f_Subheadline_5f_Box-outline1" style:display-name="05_Comparison_Subheadline_Box-outline1" style:family="presentation">
      <style:graphic-properties draw:stroke="none" draw:fill="none" draw:auto-grow-height="false" draw:fit-to-size="shrink-to-fit" style:shrink-to-fit="true">
        <text:list-style style:name="_30_5_5f_Comparison_5f_Subheadline_5f_Box-outline1" style:display-name="05_Comparison_Subheadline_Bo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5_5f_Comparison_5f_Subheadline_5f_Box-outline2" style:display-name="05_Comparison_Subheadline_Box-outline2" style:family="presentation" style:parent-style-name="_30_5_5f_Comparison_5f_Subheadline_5f_Box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5_5f_Comparison_5f_Subheadline_5f_Box-outline3" style:display-name="05_Comparison_Subheadline_Box-outline3" style:family="presentation" style:parent-style-name="_30_5_5f_Comparison_5f_Subheadline_5f_Box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5_5f_Comparison_5f_Subheadline_5f_Box-outline4" style:display-name="05_Comparison_Subheadline_Box-outline4" style:family="presentation" style:parent-style-name="_30_5_5f_Comparison_5f_Subheadline_5f_Box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5_5f_Comparison_5f_Subheadline_5f_Box-outline5" style:display-name="05_Comparison_Subheadline_Box-outline5" style:family="presentation" style:parent-style-name="_30_5_5f_Comparison_5f_Subheadline_5f_Box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6" style:display-name="05_Comparison_Subheadline_Box-outline6" style:family="presentation" style:parent-style-name="_30_5_5f_Comparison_5f_Subheadline_5f_Box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7" style:display-name="05_Comparison_Subheadline_Box-outline7" style:family="presentation" style:parent-style-name="_30_5_5f_Comparison_5f_Subheadline_5f_Box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8" style:display-name="05_Comparison_Subheadline_Box-outline8" style:family="presentation" style:parent-style-name="_30_5_5f_Comparison_5f_Subheadline_5f_Box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9" style:display-name="05_Comparison_Subheadline_Box-outline9" style:family="presentation" style:parent-style-name="_30_5_5f_Comparison_5f_Subheadline_5f_Box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subtitle" style:display-name="05_Comparison_Subheadline_Box-subtitle" style:family="presentation">
      <style:graphic-properties draw:stroke="none" draw:fill="none" draw:textarea-vertical-align="middle">
        <text:list-style style:name="_30_5_5f_Comparison_5f_Subheadline_5f_Box-subtitle" style:display-name="05_Comparison_Subheadline_Bo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5_5f_Comparison_5f_Subheadline_5f_Box-title" style:display-name="05_Comparison_Subheadline_Box-title" style:family="presentation">
      <style:graphic-properties draw:stroke="none" draw:fill="none" draw:textarea-vertical-align="middle">
        <text:list-style style:name="_30_5_5f_Comparison_5f_Subheadline_5f_Box-title" style:display-name="05_Comparison_Subheadline_Bo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4_5f_1Column_5f_Number-background" style:display-name="04_1Column_Number-background" style:family="presentation">
      <style:graphic-properties draw:stroke="none" draw:fill="solid" draw:fill-color="#ffffff"/>
      <style:text-properties style:letter-kerning="true"/>
    </style:style>
    <style:style style:name="_30_4_5f_1Column_5f_Number-backgroundobjects" style:display-name="04_1Column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4_5f_1Column_5f_Number-notes" style:display-name="04_1Column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4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4_5f_1Column_5f_Number-outline1" style:display-name="04_1Column_Number-outline1" style:family="presentation">
      <style:graphic-properties draw:stroke="none" draw:fill="none" draw:auto-grow-height="false" draw:fit-to-size="shrink-to-fit" style:shrink-to-fit="true">
        <text:list-style style:name="_30_4_5f_1Column_5f_Number-outline1" style:display-name="04_1Column_Nu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4_5f_1Column_5f_Number-outline2" style:display-name="04_1Column_Number-outline2" style:family="presentation" style:parent-style-name="_30_4_5f_1Column_5f_Number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4_5f_1Column_5f_Number-outline3" style:display-name="04_1Column_Number-outline3" style:family="presentation" style:parent-style-name="_30_4_5f_1Column_5f_Number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4_5f_1Column_5f_Number-outline4" style:display-name="04_1Column_Number-outline4" style:family="presentation" style:parent-style-name="_30_4_5f_1Column_5f_Number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4_5f_1Column_5f_Number-outline5" style:display-name="04_1Column_Number-outline5" style:family="presentation" style:parent-style-name="_30_4_5f_1Column_5f_Number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6" style:display-name="04_1Column_Number-outline6" style:family="presentation" style:parent-style-name="_30_4_5f_1Column_5f_Number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7" style:display-name="04_1Column_Number-outline7" style:family="presentation" style:parent-style-name="_30_4_5f_1Column_5f_Number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8" style:display-name="04_1Column_Number-outline8" style:family="presentation" style:parent-style-name="_30_4_5f_1Column_5f_Number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9" style:display-name="04_1Column_Number-outline9" style:family="presentation" style:parent-style-name="_30_4_5f_1Column_5f_Number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subtitle" style:display-name="04_1Column_Number-subtitle" style:family="presentation">
      <style:graphic-properties draw:stroke="none" draw:fill="none" draw:textarea-vertical-align="middle">
        <text:list-style style:name="_30_4_5f_1Column_5f_Number-subtitle" style:display-name="04_1Column_Nu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4_5f_1Column_5f_Number-title" style:display-name="04_1Column_Number-title" style:family="presentation">
      <style:graphic-properties draw:stroke="none" draw:fill="none" draw:textarea-vertical-align="middle">
        <text:list-style style:name="_30_4_5f_1Column_5f_Number-title" style:display-name="04_1Column_Nu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2_5f_End_5f_Slide-background" style:display-name="12_End_Slide-background" style:family="presentation">
      <style:graphic-properties draw:stroke="none" draw:fill="solid" draw:fill-color="#ffffff"/>
      <style:text-properties style:letter-kerning="true"/>
    </style:style>
    <style:style style:name="_31_2_5f_End_5f_Slide-backgroundobjects" style:display-name="12_End_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2_5f_End_5f_Slide-notes" style:display-name="12_End_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4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2_5f_End_5f_Slide-outline1" style:display-name="12_End_Slide-outline1" style:family="presentation">
      <style:graphic-properties draw:stroke="none" draw:fill="none" draw:auto-grow-height="false" draw:fit-to-size="shrink-to-fit" style:shrink-to-fit="true">
        <text:list-style style:name="_31_2_5f_End_5f_Slide-outline1" style:display-name="12_End_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2_5f_End_5f_Slide-outline2" style:display-name="12_End_Slide-outline2" style:family="presentation" style:parent-style-name="_31_2_5f_End_5f_Slide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2_5f_End_5f_Slide-outline3" style:display-name="12_End_Slide-outline3" style:family="presentation" style:parent-style-name="_31_2_5f_End_5f_Slide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2_5f_End_5f_Slide-outline4" style:display-name="12_End_Slide-outline4" style:family="presentation" style:parent-style-name="_31_2_5f_End_5f_Slide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2_5f_End_5f_Slide-outline5" style:display-name="12_End_Slide-outline5" style:family="presentation" style:parent-style-name="_31_2_5f_End_5f_Slide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6" style:display-name="12_End_Slide-outline6" style:family="presentation" style:parent-style-name="_31_2_5f_End_5f_Slide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7" style:display-name="12_End_Slide-outline7" style:family="presentation" style:parent-style-name="_31_2_5f_End_5f_Slide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8" style:display-name="12_End_Slide-outline8" style:family="presentation" style:parent-style-name="_31_2_5f_End_5f_Slide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9" style:display-name="12_End_Slide-outline9" style:family="presentation" style:parent-style-name="_31_2_5f_End_5f_Slide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subtitle" style:display-name="12_End_Slide-subtitle" style:family="presentation">
      <style:graphic-properties draw:stroke="none" draw:fill="none" draw:textarea-vertical-align="middle">
        <text:list-style style:name="_31_2_5f_End_5f_Slide-subtitle" style:display-name="12_End_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2_5f_End_5f_Slide-title" style:display-name="12_End_Slide-title" style:family="presentation">
      <style:graphic-properties draw:stroke="none" draw:fill="none" draw:textarea-vertical-align="middle">
        <text:list-style style:name="_31_2_5f_End_5f_Slide-title" style:display-name="12_End_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35cm" draw:stroke-linejoin="miter" svg:stroke-linecap="butt" draw:fill="solid" draw:fill-color="#0079c2" draw:textarea-vertical-align="middle" draw:auto-grow-height="false" draw:fit-to-size="false" style:shrink-to-fit="false" fo:min-height="1.591cm" fo:min-width="27.5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35cm, 0cm, 0.602cm, 0cm)" draw:image-opacity="100%" style:mirror="none"/>
    </style:style>
    <style:style style:name="Mgr5" style:family="graphic" style:parent-style-name="standard">
      <style:graphic-properties draw:stroke="none" svg:stroke-width="0.035cm" draw:stroke-linejoin="miter" svg:stroke-linecap="butt" draw:fill="solid" draw:fill-color="#0079c2" draw:textarea-vertical-align="middle" draw:auto-grow-height="false" draw:fit-to-size="false" style:shrink-to-fit="false" fo:min-height="17.772cm" fo:min-width="27.5cm" fo:padding-top="0.125cm" fo:padding-bottom="0.125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_30_1_5f_Titl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_30_1_5f_Titl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_30_1_5f_Title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_30_1_5f_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_30_1_5f_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_30_2_5f_1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7" style:family="presentation" style:parent-style-name="_30_2_5f_1Colum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8" style:family="presentation" style:parent-style-name="_30_2_5f_1Column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_30_2_5f_1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_30_2_5f_1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_30_3_5f_1Column_5f_Subheadline_5f_Box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_30_3_5f_1Column_5f_Subheadline_5f_Box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13" style:family="presentation" style:parent-style-name="_30_3_5f_1Colum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_30_3_5f_1Colum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15" style:family="presentation" style:parent-style-name="_30_3_5f_1Column_5f_Subheadline_5f_Box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_30_3_5f_1Column_5f_Subheadline_5f_Box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_30_5_5f_Comparison_5f_Subheadline_5f_Box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18" style:family="presentation" style:parent-style-name="_30_5_5f_Compariso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_30_5_5f_Compariso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20" style:family="presentation" style:parent-style-name="_30_5_5f_Comparison_5f_Subheadline_5f_Box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_30_5_5f_Comparison_5f_Subheadline_5f_Box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_30_5_5f_Comparison_5f_Subheadline_5f_Box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3" style:family="presentation" style:parent-style-name="_30_4_5f_1Column_5f_Number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24" style:family="presentation" style:parent-style-name="_30_4_5f_1Column_5f_Number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25" style:family="presentation" style:parent-style-name="_30_4_5f_1Column_5f_Number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_30_4_5f_1Column_5f_Numb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_30_4_5f_1Column_5f_Numb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_31_2_5f_End_5f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_31_2_5f_End_5f_Slide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30" style:family="presentation" style:parent-style-name="_31_2_5f_End_5f_Slide-outline1">
      <style:graphic-properties draw:stroke="none" svg:stroke-width="0cm" draw:fill="none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_31_2_5f_End_5f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2" style:family="presentation" style:parent-style-name="_31_2_5f_End_5f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0079c2"/>
      <style:paragraph-properties fo:text-align="center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.94cm" fo:text-align="start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55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6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writing-mode="lr-tb" style:font-independent-line-spacing="true"/>
      <style:text-properties fo:font-size="16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0.741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MP15" style:family="paragraph">
      <style:paragraph-properties fo:margin-top="0cm" fo:margin-bottom="0cm" fo:line-height="1.376cm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7" style:family="paragraph">
      <style:paragraph-properties fo:margin-left="0cm" fo:margin-right="0cm" fo:margin-top="0.282cm" fo:margin-bottom="0cm" fo:line-height="0.776cm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282cm" fo:margin-bottom="0cm" fo:line-height="0.706cm" fo:text-align="start" fo:text-indent="0cm" style:punctuation-wrap="hanging" style:writing-mode="lr-tb"/>
      <style:text-properties fo:hyphenate="false"/>
    </style:style>
    <style:style style:name="MP19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2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21" style:family="paragraph">
      <style:paragraph-properties fo:margin-top="0cm" fo:margin-bottom="0cm" fo:line-height="1.693cm" fo:text-align="start" style:punctuation-wrap="hanging" style:writing-mode="lr-tb"/>
      <style:text-properties fo:hyphenate="false"/>
    </style:style>
    <style:style style:name="MP22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23" style:family="paragraph">
      <style:paragraph-properties fo:margin-left="0cm" fo:margin-right="0cm" fo:margin-top="0.212cm" fo:margin-bottom="0cm" fo:line-height="0.847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4" style:family="paragraph">
      <style:paragraph-properties>
        <style:tab-stops>
          <style:tab-stop style:position="0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3" fo:font-size="55pt" fo:letter-spacing="normal" fo:language="en" fo:country="US" fo:font-style="normal" style:text-underline-style="none" fo:font-weight="bold" style:font-size-asian="55pt" style:font-style-asian="normal" style:font-weight-asian="bold" style:font-size-complex="55pt" style:font-style-complex="normal" style:font-weight-complex="bold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3" fo:font-size="16pt" fo:letter-spacing="normal" fo:language="fi" fo:country="FI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4" style:family="text">
      <style:text-properties fo:font-variant="normal" fo:text-transform="none" fo:color="#8baddc" style:text-line-through-style="none" style:text-line-through-type="none" style:text-position="0% 100%" style:font-name="Arial3" fo:font-size="10pt" fo:letter-spacing="normal" fo:language="en" fo:country="GB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3" fo:font-size="20pt" fo:letter-spacing="normal" fo:language="en" fo:country="US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MT6" style:family="text">
      <style:text-properties fo:font-variant="normal" fo:text-transform="none" fo:color="#0079c2" style:text-line-through-style="none" style:text-line-through-type="none" style:text-position="0% 100%" style:font-name="Arial3" fo:font-size="36pt" fo:letter-spacing="normal" fo:language="en" fo:country="US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3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3" fo:font-size="16pt" fo:letter-spacing="normal" fo:language="en" fo:country="U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8baddc" style:text-line-through-style="none" style:text-line-through-type="none" style:text-position="0% 100%" style:font-name="Arial3" fo:font-size="10pt" fo:letter-spacing="normal" fo:language="fi" fo:country="FI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10" style:family="text">
      <style:text-properties fo:font-variant="normal" fo:text-transform="none" fo:color="#8baddc" style:text-line-through-style="none" style:text-line-through-type="none" style:text-position="0% 100%" style:font-name="Arial3" fo:font-size="18pt" fo:letter-spacing="normal" fo:language="en" fo:country="US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11" style:family="text">
      <style:text-properties fo:font-variant="normal" fo:text-transform="none" fo:color="#0079c2" style:text-line-through-style="none" style:text-line-through-type="none" style:text-position="0% 100%" style:font-name="Arial3" fo:font-size="44pt" fo:letter-spacing="normal" fo:language="en" fo:country="GB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12" style:family="text">
      <style:text-properties fo:font-variant="normal" fo:text-transform="none" fo:color="#0079c2" style:text-line-through-style="none" style:text-line-through-type="none" style:text-position="0% 100%" style:font-name="Arial3" fo:font-size="18pt" fo:letter-spacing="normal" fo:language="en" fo:country="GB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13" style:family="text">
      <style:text-properties fo:font-variant="normal" fo:text-transform="none" fo:color="#0079c2" style:text-line-through-style="none" style:text-line-through-type="none" style:text-position="0% 100%" style:font-name="Arial3" fo:font-size="28pt" fo:letter-spacing="normal" fo:language="en" fo:country="GB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">
        <style:list-level-properties text:space-before="0.001cm" text:min-label-width="0.599cm"/>
        <style:text-properties style:font-name="Wingdings2" fo:color="#8badd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">
        <style:list-level-properties text:space-before="0.001cm" text:min-label-width="0.599cm"/>
        <style:text-properties style:font-name="Wingdings2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style:font-name="Wingdings2" fo:color="#8badd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">
        <style:list-level-properties text:space-before="0.001cm" text:min-label-width="0.599cm"/>
        <style:text-properties style:font-name="Wingdings2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style:font-name="Wingdings2" fo:color="#8baddc" fo:font-size="100%"/>
      </text:list-level-style-bullet>
      <text:list-level-style-bullet text:level="3" text:bullet-char="">
        <style:list-level-properties text:space-before="2.401cm" text:min-label-width="0.599cm"/>
        <style:text-properties style:font-name="Wingdings2" fo:color="#8badd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0.599cm"/>
        <style:text-properties style:font-name="Wingdings2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style:font-name="Wingdings2" fo:color="#8baddc" fo:font-size="100%"/>
      </text:list-level-style-bullet>
      <text:list-level-style-bullet text:level="3" text:bullet-char="">
        <style:list-level-properties text:space-before="2.401cm" text:min-label-width="0.599cm"/>
        <style:text-properties style:font-name="Wingdings2" fo:color="#8baddc" fo:font-size="100%"/>
      </text:list-level-style-bullet>
      <text:list-level-style-bullet text:level="4" text:bullet-char="">
        <style:list-level-properties text:space-before="3.401cm" text:min-label-width="0.599cm"/>
        <style:text-properties style:font-name="Wingdings2" fo:color="#8baddc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001cm" text:min-label-width="0.599cm"/>
        <style:text-properties style:font-name="Wingdings2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style:font-name="Wingdings2" fo:color="#8baddc" fo:font-size="100%"/>
      </text:list-level-style-bullet>
      <text:list-level-style-bullet text:level="3" text:bullet-char="">
        <style:list-level-properties text:space-before="2.401cm" text:min-label-width="0.599cm"/>
        <style:text-properties style:font-name="Wingdings2" fo:color="#8baddc" fo:font-size="100%"/>
      </text:list-level-style-bullet>
      <text:list-level-style-bullet text:level="4" text:bullet-char="">
        <style:list-level-properties text:space-before="3.401cm" text:min-label-width="0.599cm"/>
        <style:text-properties style:font-name="Wingdings2" fo:color="#8baddc" fo:font-size="100%"/>
      </text:list-level-style-bullet>
      <text:list-level-style-bullet text:level="5" text:bullet-char="">
        <style:list-level-properties text:space-before="4.401cm" text:min-label-width="0.599cm"/>
        <style:text-properties style:font-name="Wingdings2" fo:color="#8baddc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_30_1_5f_Title" style:display-name="01_Title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custom-shape draw:name="Rectangle 6" draw:style-name="Mgr5" draw:text-style-name="MP5" draw:layer="backgroundobjects" svg:width="27.999cm" svg:height="18.021cm" svg:x="0.001cm" svg:y="-0.5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6" draw:text-style-name="MP6" draw:layer="backgroundobjects" svg:width="10.195cm" svg:height="3.618cm" svg:x="16.618cm" svg:y="12.381cm">
        <draw:image xlink:href="Pictures/10000000000001C6000000913D5C97D96F25C5E8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1" draw:text-style-name="MP8" draw:layer="backgroundobjects" svg:width="25.549cm" svg:height="4.615cm" svg:x="1.264cm" svg:y="4.525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Date Placeholder 3" presentation:style-name="Mpr2" draw:text-style-name="MP10" draw:layer="backgroundobjects" svg:width="6.959cm" svg:height="0.931cm" svg:x="1.264cm" svg:y="11.615cm" presentation:class="date-time" presentation:user-transformed="true">
        <draw:text-box>
          <text:p text:style-name="MP9"><text:span text:style-name="MT3"><text:date style:data-style-name="D4" text:date-value="2024-03-19">19.03.2024</text:date></text:span></text:p>
        </draw:text-box>
      </draw:frame>
      <draw:frame draw:name="Footer Placeholder 4" presentation:style-name="Mpr2" draw:text-style-name="MP11" draw:layer="backgroundobjects" svg:width="21.183cm" svg:height="0.931cm" svg:x="1.264cm" svg:y="16.046cm" presentation:class="footer" presentation:user-transformed="true">
        <draw:text-box>
          <text:p/>
        </draw:text-box>
      </draw:frame>
      <draw:frame draw:name="Slide Number Placeholder 5" presentation:style-name="Mpr2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&lt;numero&gt;</text:page-number></text:span></text:p>
        </draw:text-box>
      </draw:frame>
      <draw:frame draw:name="Text Placeholder 2" presentation:style-name="Mpr3" draw:text-style-name="MP14" draw:layer="backgroundobjects" svg:width="25.549cm" svg:height="1.483cm" svg:x="1.264cm" svg:y="10.092cm" presentation:class="outline" presentation:user-transformed="true">
        <draw:text-box>
          <text:list text:style-name="ML3">
            <text:list-item>
              <text:p text:style-name="MP13"><text:span text:style-name="MT5">Edit Master text styles</text:span></text:p>
            </text:list-item>
          </text:list>
        </draw:text-box>
      </draw:frame>
      <presentation:notes style:page-layout-name="PM0">
        <draw:page-thumbnail presentation:style-name="_30_1_5f_Title-title" draw:layer="backgroundobjects" svg:width="19.798cm" svg:height="11.136cm" svg:x="0.6cm" svg:y="2.257cm" presentation:class="page"/>
        <draw:frame presentation:style-name="_30_1_5f_Titl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_30_2_5f_1Column" style:display-name="02_1Column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6" draw:text-style-name="MP16" draw:layer="backgroundobjects" svg:width="25.549cm" svg:height="3.123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Content Placeholder 3" presentation:style-name="Mpr7" draw:text-style-name="MP19" draw:layer="backgroundobjects" svg:width="25.549cm" svg:height="10.564cm" svg:x="1.264cm" svg:y="4.525cm" presentation:class="outline" presentation:user-transformed="true">
        <draw:text-box>
          <text:list text:style-name="ML3">
            <text:list-item>
              <text:p text:style-name="MP17"><text:span text:style-name="MT7">Edit Master text styles</text:span></text:p>
              <text:list>
                <text:list-item>
                  <text:p text:style-name="MP18"><text:span text:style-name="MT8">Second level</text:span></text:p>
                  <text:list>
                    <text:list-item>
                      <text:p text:style-name="MP18"><text:span text:style-name="MT8">Third level</text:span></text:p>
                      <text:list>
                        <text:list-item>
                          <text:p text:style-name="MP18"><text:span text:style-name="MT8">Fourth level</text:span></text:p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8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3-19">19.03.2024</text:date></text:span></text:p>
        </draw:text-box>
      </draw:frame>
      <draw:frame draw:name="Footer Placeholder 7" presentation:style-name="Mpr8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8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&lt;numero&gt;</text:page-number></text:span></text:p>
        </draw:text-box>
      </draw:frame>
      <presentation:notes style:page-layout-name="PM0">
        <draw:page-thumbnail presentation:style-name="_30_2_5f_1Column-title" draw:layer="backgroundobjects" svg:width="19.798cm" svg:height="11.136cm" svg:x="0.6cm" svg:y="2.257cm" presentation:class="page"/>
        <draw:frame presentation:style-name="_30_2_5f_1Column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_30_3_5f_1Column_5f_Subheadline_5f_Box" style:display-name="03_1Column_Subheadline_Box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Date Placeholder 6" presentation:style-name="Mpr11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3-19">19.03.2024</text:date></text:span></text:p>
        </draw:text-box>
      </draw:frame>
      <draw:frame draw:name="Footer Placeholder 7" presentation:style-name="Mpr11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11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&lt;numero&gt;</text:page-number></text:span></text:p>
        </draw:text-box>
      </draw:frame>
      <draw:frame draw:name="Title 1" presentation:style-name="Mpr12" draw:text-style-name="MP16" draw:layer="backgroundobjects" svg:width="25.549cm" svg:height="3.109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Text Placeholder 2" presentation:style-name="Mpr13" draw:text-style-name="MP19" draw:layer="backgroundobjects" svg:width="25.549cm" svg:height="1.483cm" svg:x="1.264cm" svg:y="4.51cm" presentation:class="outline" presentation:user-transformed="true">
        <draw:text-box>
          <text:list text:style-name="ML3">
            <text:list-item>
              <text:p text:style-name="MP13"><text:span text:style-name="MT10">Edit Master text styles</text:span></text:p>
            </text:list-item>
          </text:list>
        </draw:text-box>
      </draw:frame>
      <draw:frame draw:name="Content Placeholder 3" presentation:style-name="Mpr14" draw:text-style-name="MP19" draw:layer="backgroundobjects" svg:width="25.549cm" svg:height="9.083cm" svg:x="1.264cm" svg:y="6.006cm" presentation:class="outline" presentation:user-transformed="true">
        <draw:text-box>
          <text:list text:style-name="ML4">
            <text:list-item>
              <text:p text:style-name="MP17"><text:span text:style-name="MT7">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0_3_5f_1Column_5f_Subheadline_5f_Box-title" draw:layer="backgroundobjects" svg:width="19.798cm" svg:height="11.136cm" svg:x="0.6cm" svg:y="2.257cm" presentation:class="page"/>
        <draw:frame presentation:style-name="_30_3_5f_1Column_5f_Subheadline_5f_Box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_30_5_5f_Comparison_5f_Subheadline_5f_Box" style:display-name="05_Comparison_Subheadline_Box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17" draw:text-style-name="MP16" draw:layer="backgroundobjects" svg:width="25.549cm" svg:height="3.098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Text Placeholder 2" presentation:style-name="Mpr18" draw:text-style-name="MP19" draw:layer="backgroundobjects" svg:width="12.322cm" svg:height="1.483cm" svg:x="1.264cm" svg:y="4.51cm" presentation:class="outline" presentation:user-transformed="true">
        <draw:text-box>
          <text:list text:style-name="ML3">
            <text:list-item>
              <text:p text:style-name="MP13"><text:span text:style-name="MT10">Edit Master text styles</text:span></text:p>
            </text:list-item>
          </text:list>
        </draw:text-box>
      </draw:frame>
      <draw:frame draw:name="Content Placeholder 3" presentation:style-name="Mpr19" draw:text-style-name="MP19" draw:layer="backgroundobjects" svg:width="12.322cm" svg:height="9.083cm" svg:x="1.264cm" svg:y="6.006cm" presentation:class="outline" presentation:user-transformed="true">
        <draw:text-box>
          <text:list text:style-name="ML4">
            <text:list-item>
              <text:p text:style-name="MP17"><text:span text:style-name="MT7">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20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3-19">19.03.2024</text:date></text:span></text:p>
        </draw:text-box>
      </draw:frame>
      <draw:frame draw:name="Footer Placeholder 7" presentation:style-name="Mpr20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20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&lt;numero&gt;</text:page-number></text:span></text:p>
        </draw:text-box>
      </draw:frame>
      <draw:frame draw:name="Text Placeholder 2" presentation:style-name="Mpr18" draw:text-style-name="MP19" draw:layer="backgroundobjects" svg:width="12.377cm" svg:height="1.483cm" svg:x="14.437cm" svg:y="4.51cm" presentation:class="outline" presentation:user-transformed="true">
        <draw:text-box>
          <text:p text:style-name="MP13"><text:span text:style-name="MT10">Edit Master text styles</text:span></text:p>
        </draw:text-box>
      </draw:frame>
      <draw:frame draw:name="Content Placeholder 3" presentation:style-name="Mpr19" draw:text-style-name="MP19" draw:layer="backgroundobjects" svg:width="12.377cm" svg:height="9.083cm" svg:x="14.437cm" svg:y="6.006cm" presentation:class="outline" presentation:user-transformed="true">
        <draw:text-box>
          <text:list text:style-name="ML4">
            <text:list-item>
              <text:p text:style-name="MP17"><text:span text:style-name="MT7">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0_5_5f_Comparison_5f_Subheadline_5f_Box-title" draw:layer="backgroundobjects" svg:width="19.798cm" svg:height="11.136cm" svg:x="0.6cm" svg:y="2.257cm" presentation:class="page"/>
        <draw:frame presentation:style-name="_30_5_5f_Comparison_5f_Subheadline_5f_Box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_30_4_5f_1Column_5f_Number" style:display-name="04_1Column_Number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23" draw:text-style-name="MP16" draw:layer="backgroundobjects" svg:width="25.549cm" svg:height="3.123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Content Placeholder 3" presentation:style-name="Mpr24" draw:text-style-name="MP19" draw:layer="backgroundobjects" svg:width="25.549cm" svg:height="10.564cm" svg:x="1.264cm" svg:y="4.525cm" presentation:class="outline" presentation:user-transformed="true">
        <draw:text-box>
          <text:list text:style-name="ML3">
            <text:list-item>
              <text:p text:style-name="MP17"><text:span text:style-name="MT7">Edit Master text styles</text:span></text:p>
              <text:list>
                <text:list-item>
                  <text:p text:style-name="MP18"><text:span text:style-name="MT8">Second level</text:span></text:p>
                  <text:list>
                    <text:list-item>
                      <text:p text:style-name="MP18"><text:span text:style-name="MT8">Third level</text:span></text:p>
                      <text:list>
                        <text:list-item>
                          <text:p text:style-name="MP18"><text:span text:style-name="MT8">Fourth level</text:span></text:p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25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3-19">19.03.2024</text:date></text:span></text:p>
        </draw:text-box>
      </draw:frame>
      <draw:frame draw:name="Footer Placeholder 7" presentation:style-name="Mpr25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25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&lt;numero&gt;</text:page-number></text:span></text:p>
        </draw:text-box>
      </draw:frame>
      <presentation:notes style:page-layout-name="PM0">
        <draw:page-thumbnail presentation:style-name="_30_4_5f_1Column_5f_Number-title" draw:layer="backgroundobjects" svg:width="19.798cm" svg:height="11.136cm" svg:x="0.6cm" svg:y="2.257cm" presentation:class="page"/>
        <draw:frame presentation:style-name="_30_4_5f_1Column_5f_Number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_31_2_5f_End_5f_Slide" style:display-name="12_End_Slide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Date Placeholder 6" presentation:style-name="Mpr28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3-19">19.03.2024</text:date></text:span></text:p>
        </draw:text-box>
      </draw:frame>
      <draw:frame draw:name="Footer Placeholder 7" presentation:style-name="Mpr28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28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&lt;numero&gt;</text:page-number></text:span></text:p>
        </draw:text-box>
      </draw:frame>
      <draw:frame draw:name="Picture 9" draw:style-name="Mgr6" draw:text-style-name="MP6" draw:layer="backgroundobjects" svg:width="27.999cm" svg:height="15.625cm" svg:x="0cm" svg:y="0cm">
        <draw:image xlink:href="Pictures/10000000000003C9000001E7BDE8E7A8DC5139F2.jpg" xlink:type="simple" xlink:show="embed" xlink:actuate="onLoad" loext:mime-type="image/jpeg">
          <text:p/>
        </draw:image>
        <svg:desc>A computer sitting on top of a table

Description automatically generated</svg:desc>
      </draw:frame>
      <draw:frame draw:name="Title 1" presentation:style-name="Mpr29" draw:text-style-name="MP22" draw:layer="backgroundobjects" svg:width="12.899cm" svg:height="3.228cm" svg:x="13.998cm" svg:y="7.135cm" presentation:class="title" presentation:user-transformed="true">
        <draw:text-box>
          <text:p text:style-name="MP21"><text:span text:style-name="MT11">Kiitos.</text:span><text:span text:style-name="MT11"><text:line-break/></text:span><text:span text:style-name="MT11">Thank you.</text:span></text:p>
        </draw:text-box>
      </draw:frame>
      <draw:frame draw:name="Text Placeholder 2" presentation:style-name="Mpr30" draw:text-style-name="MP19" draw:layer="backgroundobjects" svg:width="12.814cm" svg:height="4.267cm" svg:x="13.998cm" svg:y="10.363cm" presentation:class="outline" presentation:user-transformed="true">
        <draw:text-box>
          <text:list text:style-name="ML3">
            <text:list-item>
              <text:p text:style-name="MP23"><text:span text:style-name="MT12"><text:line-break/></text:span><text:span text:style-name="MT13">Etunimi Sukunimi</text:span></text:p>
              <text:list>
                <text:list-item>
                  <text:p text:style-name="MP24"><text:span text:style-name="MT13">040 XXX XXXX</text:span><text:span text:style-name="MT12"><text:line-break/></text:span><text:span text:style-name="MT12">esimerkkinimi@esimerkkiosoite.com </text:span></text:p>
                </text:list-item>
              </text:list>
            </text:list-item>
          </text:list>
        </draw:text-box>
      </draw:frame>
      <presentation:notes style:page-layout-name="PM0">
        <draw:page-thumbnail presentation:style-name="_31_2_5f_End_5f_Slide-title" draw:layer="backgroundobjects" svg:width="19.798cm" svg:height="11.136cm" svg:x="0.6cm" svg:y="2.257cm" presentation:class="page"/>
        <draw:frame presentation:style-name="_31_2_5f_End_5f_Slide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title>Sovellutuksen elinkaari</dc:title>
    <meta:initial-creator>Isonikkilä Sauli</meta:initial-creator>
    <dc:creator>Sauli Isonikkilä </dc:creator>
    <meta:editing-cycles>238</meta:editing-cycles>
    <meta:print-date>2020-09-28T07:56:54</meta:print-date>
    <meta:creation-date>2020-11-11T09:16:24</meta:creation-date>
    <dc:date>2024-02-12T09:32:49.281000000</dc:date>
    <meta:editing-duration>PT14H21M25S</meta:editing-duration>
    <meta:generator>LibreOffice/6.4.7.2$Windows_X86_64 LibreOffice_project/639b8ac485750d5696d7590a72ef1b496725cfb5</meta:generator>
    <meta:document-statistic meta:object-count="111"/>
    <meta:user-defined meta:name="AppVersion">16.0000</meta:user-defined>
    <meta:user-defined meta:name="Company">Haaga-Helia</meta:user-defined>
    <meta:user-defined meta:name="ContentTypeId">0x0101009710B928A7D99546A0E95307F9DA00E8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  <meta:template xlink:type="simple" xlink:actuate="onRequest" xlink:title="blank" xlink:href=""/>
  </office:meta>
</office:document-meta>
</file>